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</office:font-face-decls>
  <office:automatic-styles>
    <style:style style:family="paragraph" style:name="P1" style:parent-style-name="Standard">
      <style:text-properties officeooo:paragraph-rsid="001f947a" officeooo:rsid="001f947a"/>
    </style:style>
    <style:style style:family="paragraph" style:name="P2" style:parent-style-name="Standard">
      <style:paragraph-properties fo:break-before="page"/>
      <style:text-properties officeooo:paragraph-rsid="001f947a" officeooo:rsid="001f947a"/>
    </style:style>
    <style:style style:family="paragraph" style:name="ae3139c" style:parent-style-name="Standard">
      <style:paragraph-properties/>
      <style:text-properties officeooo:paragraph-rsid="001f947a" officeooo:rsid="001f947a"/>
    </style:style>
    <style:style style:family="paragraph" style:name="aaa967e" style:parent-style-name="Standard">
      <style:paragraph-properties fo:break-before="page"/>
      <style:text-properties officeooo:paragraph-rsid="001f947a" officeooo:rsid="001f94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</text:p>
      <text:p text:style-name="P2">B</text:p>
      <text:p text:style-name="ae3139c"/>
      <text:p text:style-name="aaa967e">C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name="Liberation Serif" style:font-name-asian="Arial Unicode MS" style:font-name-complex="Arial Unicode M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Liberation Serif" style:font-name-asian="Arial Unicode MS" style:font-name-complex="Arial Unicode M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'Liberation Sans'" fo:font-size="14pt"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" style:font-name-complex="Arial Unicode M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0972in" fo:margin-top="0in" loext:contextual-spacing="false"/>
    </style:style>
    <style:style style:class="list" style:family="paragraph" style:name="List" style:parent-style-name="Text_20_body">
      <style:text-properties style:font-size-asian="12pt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.6929in" fo:page-width="8.2681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4-10-02T11:53:25.628642000</meta:creation-date>
    <dc:date>2019-07-23T14:10:50</dc:date>
    <meta:editing-duration>PT0.199S</meta:editing-duration>
    <meta:editing-cycles>3</meta:editing-cycles>
    <meta:generator>StarOffice/8$Win32 OpenOffice.org_project/680m18$Build-9161</meta:generator>
    <meta:document-statistic meta:character-count="2" meta:image-count="0" meta:non-whitespace-character-count="2" meta:object-count="0" meta:page-count="2" meta:paragraph-count="2" meta:table-count="0" meta:word-count="2"/>
  </office:meta>
</office:document-meta>
</file>